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4">
      <style:graphic-properties fo:min-height="13.6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0">
        <style:list-level-properties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áticas - aula 3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Regularização</text:span></text:p>
            <text:p><text:span text:style-name="T1"/></text:p>
            <text:p><text:span text:style-name="T2">(quando caga tud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rminação epicentral</text:p>
          </draw:text-box>
        </draw:frame>
        <draw:frame presentation:style-name="pr5" draw:layer="layout" svg:width="25.199cm" svg:height="16.002cm" svg:x="1.4cm" svg:y="4.61cm" presentation:class="outline" presentation:user-transformed="true">
          <draw:text-box>
            <text:list text:style-name="L2">
              <text:list-item>
                <text:p><text:s/><text:span text:style-name="T3">Inverter os dados observados que não davam certo (2 mínimos)</text:span></text:p>
              </text:list-item>
              <text:list-item>
                <text:p><text:span text:style-name="T3"><text:s/></text:span><text:span text:style-name="T3">Aplicar regularização de </text:span><text:span text:style-name="T4">Norma Mínima</text:span></text:p>
              </text:list-item>
              <text:list-item>
                <text:p><text:span text:style-name="T3"><text:s/></text:span><text:span text:style-name="T3">Aplicar regularização de </text:span><text:span text:style-name="T4">Vínculo de Igualdade</text:span></text:p>
              </text:list-item>
              <text:list-item>
                <text:p><text:span text:style-name="T3"><text:s/></text:span><text:span text:style-name="T3">Mude a configuração dos receptores e fonte e veja o que acontece com a função objetiv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ilagem sísmica vertical</text:p>
          </draw:text-box>
        </draw:frame>
        <draw:frame presentation:style-name="pr7" draw:layer="layout" svg:width="25.199cm" svg:height="16.002cm" svg:x="1.4cm" svg:y="5.41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Gerar um dado de um modelo de camadas (datagen.py)</text:span></text:p>
              </text:list-item>
              <text:list-item>
                <text:p><text:span text:style-name="T3"><text:s/></text:span><text:span text:style-name="T3">Inverter sem dar a espessura (use muitas camadas na parametrização</text:span>)</text:p>
              </text:list-item>
              <text:list-item>
                <text:p><text:span text:style-name="T3"><text:s/></text:span><text:span text:style-name="T3">Aplicar regularização de Norma Mínima</text:span></text:p>
              </text:list-item>
              <text:list-item>
                <text:p><text:span text:style-name="T3"><text:s/></text:span><text:span text:style-name="T3">Aplicar regularização de Suavidade</text:span></text:p>
              </text:list-item>
              <text:list-item>
                <text:p><text:span text:style-name="T3"><text:s/></text:span><text:span text:style-name="T3">Aplicar regularização de Variação Tot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omografia sísmica (Mickey)</text:p>
          </draw:text-box>
        </draw:frame>
        <draw:frame presentation:style-name="pr8" draw:layer="layout" svg:width="25.199cm" svg:height="13.86cm" svg:x="1.4cm" svg:y="4.514cm" presentation:class="outline" presentation:user-transformed="true">
          <draw:text-box>
            <text:list text:style-name="L2">
              <text:list-item>
                <text:p>Gerar um modelo no Paint e calcular os tempos de chegada</text:p>
              </text:list-item>
              <text:list-item>
                <text:p><text:s/>Inverter sem regularização</text:p>
              </text:list-item>
              <text:list-item>
                <text:p><text:s/>Aplicar regularização de Norma Mínima</text:p>
              </text:list-item>
              <text:list-item>
                <text:p><text:s/>Aplicar regularização de Suavidade</text:p>
              </text:list-item>
              <text:list-item>
                <text:p><text:s/>Aplicar regularização de Variação Total</text:p>
              </text:list-item>
              <text:list-item>
                <text:p><text:s/>Inverter os dados observados com as 3 regularizações aci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10:02:56</meta:creation-date>
    <meta:editing-duration>PT9H6M</meta:editing-duration>
    <meta:editing-cycles>29</meta:editing-cycles>
    <dc:date>2012-02-08T11:22:20</dc:date>
    <dc:creator>Leonardo Uieda</dc:creator>
    <meta:generator>LibreOffice/3.4$Unix LibreOffice_project/340m1$Build-402</meta:generator>
    <meta:document-statistic meta:object-count="37"/>
  </office:meta>
</office:document-meta>
</file>